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2.35mm"/>
    </style:style>
    <style:style style:name="co6" style:family="table-column">
      <style:table-column-properties fo:break-before="auto" style:column-width="20.32mm"/>
    </style:style>
    <style:style style:name="co7" style:family="table-column">
      <style:table-column-properties fo:break-before="auto" style:column-width="25.75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39.58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2.82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8.06mm"/>
    </style:style>
    <style:style style:name="co14" style:family="table-column">
      <style:table-column-properties fo:break-before="auto" style:column-width="50.06mm"/>
    </style:style>
    <style:style style:name="co15" style:family="table-column">
      <style:table-column-properties fo:break-before="auto" style:column-width="17.02mm"/>
    </style:style>
    <style:style style:name="co16" style:family="table-column">
      <style:table-column-properties fo:break-before="auto" style:column-width="21.57mm"/>
    </style:style>
    <style:style style:name="co17" style:family="table-column">
      <style:table-column-properties fo:break-before="auto" style:column-width="32.67mm"/>
    </style:style>
    <style:style style:name="co18" style:family="table-column">
      <style:table-column-properties fo:break-before="auto" style:column-width="31.41mm"/>
    </style:style>
    <style:style style:name="co19" style:family="table-column">
      <style:table-column-properties fo:break-before="auto" style:column-width="31.63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7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0"/>
        <table:table-column table:style-name="co7" table:default-cell-style-name="ce1"/>
        <table:table-column table:style-name="co8" table:default-cell-style-name="ce1"/>
        <table:table-column table:style-name="co9" table:default-cell-style-name="ce1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 table:style-name="ce1" office:value-type="string" calcext:value-type="string">
            <text:p>LEXICAL</text:p>
          </table:table-cell>
          <table:table-cell table:style-name="ce1" table:formula="of:=MAX([.B7:.B24])" office:value-type="float" office:value="0.792468" calcext:value-type="float">
            <text:p>0.792468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table:style-name="ce1" office:value-type="string" calcext:value-type="string">
            <text:p>Seed</text:p>
          </table:table-cell>
          <table:table-cell office:value-type="string" calcext:value-type="string">
            <text:p>EmbeddingData</text:p>
          </table:table-cell>
          <table:table-cell office:value-type="string" calcext:value-type="string">
            <text:p>Data</text:p>
          </table:table-cell>
          <table:table-cell table:style-name="ce1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formula="of:=AVERAGE([.C3:.E3])" office:value-type="float" office:value="0.781122" calcext:value-type="float">
            <text:p>0.781122</text:p>
          </table:table-cell>
          <table:table-cell office:value-type="float" office:value="0.781122" calcext:value-type="float">
            <text:p>0.781122</text:p>
          </table:table-cell>
          <table:table-cell table:number-columns-repeated="2"/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formula="of:=AVERAGE([.C4:.E4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 office:value-type="float" office:value="0.781122" calcext:value-type="float">
            <text:p>0.78112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1-13-47-23</text:p>
          </table:table-cell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4" table:formula="of:=AVERAGE([.C5:.E5])" office:value-type="float" office:value="0.787261" calcext:value-type="float">
            <text:p>0.787261</text:p>
          </table:table-cell>
          <table:table-cell table:style-name="ce9" office:value-type="float" office:value="0.792962" calcext:value-type="float">
            <text:p>0.792962</text:p>
          </table:table-cell>
          <table:table-cell table:style-name="ce9" office:value-type="float" office:value="0.787699" calcext:value-type="float">
            <text:p>0.787699</text:p>
          </table:table-cell>
          <table:table-cell table:style-name="ce9" office:value-type="float" office:value="0.781122" calcext:value-type="float">
            <text:p>0.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formula="of:=AVERAGE([.C6:.E6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5" table:formula="of:=AVERAGE([.C7:.E7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formula="of:=AVERAGE([.C8:.E8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formula="of:=AVERAGE([.C9:.E9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0:.E10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1:.E11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2:.E12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3:.E13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Relu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4:.E14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9" office:value-type="string" calcext:value-type="string">
            <text:p>Relu</text:p>
          </table:table-cell>
          <table:table-cell table:style-name="ce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style-name="ce6" table:formula="of:=AVERAGE([.C15:.E15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Sigmoid</text:p>
          </table:table-cell>
          <table:table-cell table:style-name="ce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6:.E16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table:style-name="ce5" table:formula="of:=AVERAGE([.C17:.E17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string" calcext:value-type="string">
            <text:p>TanH</text:p>
          </table:table-cell>
          <table:table-cell table:style-name="ce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table:formula="of:=AVERAGE([.C18:.E18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3" office:value-type="string" calcext:value-type="string">
            <text:p>Relu</text:p>
          </table:table-cell>
          <table:table-cell table:style-name="ce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table:formula="of:=AVERAGE([.C19:.E19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3" office:value-type="string" calcext:value-type="string">
            <text:p>Sigmoid</text:p>
          </table:table-cell>
          <table:table-cell table:style-name="ce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table:style-name="ce5" table:formula="of:=AVERAGE([.C20:.E20])" office:value-type="float" office:value="0.768788" calcext:value-type="float">
            <text:p>0.768788</text:p>
          </table:table-cell>
          <table:table-cell office:value-type="float" office:value="0.768788" calcext:value-type="float">
            <text:p>0.768788</text:p>
          </table:table-cell>
          <table:table-cell table:style-name="Default"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style-name="Default" office:value-type="string" calcext:value-type="string">
            <text:p>18-02-26-11-27-43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table:formula="of:=AVERAGE([.C21:.E21])" office:value-type="float" office:value="0.743299" calcext:value-type="float">
            <text:p>0.743299</text:p>
          </table:table-cell>
          <table:table-cell office:value-type="float" office:value="0.743299" calcext:value-type="float">
            <text:p>0.743299</text:p>
          </table:table-cell>
          <table:table-cell table:style-name="Default"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3" office:value-type="string" calcext:value-type="string">
            <text:p>Sigmoid</text:p>
          </table:table-cell>
          <table:table-cell table:style-name="ce9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style-name="Default" office:value-type="string" calcext:value-type="string">
            <text:p>18-02-26-11-28-38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table:formula="of:=AVERAGE([.C22:.E22])" office:value-type="float" office:value="0.766157" calcext:value-type="float">
            <text:p>0.766157</text:p>
          </table:table-cell>
          <table:table-cell office:value-type="float" office:value="0.766157" calcext:value-type="float">
            <text:p>0.766157</text:p>
          </table:table-cell>
          <table:table-cell table:style-name="Default"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style-name="Default" office:value-type="string" calcext:value-type="string">
            <text:p>18-02-26-11-39-28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table:style-name="ce5" table:formula="of:=AVERAGE([.C23:.E23])" office:value-type="float" office:value="0.739188" calcext:value-type="float">
            <text:p>0.739188</text:p>
          </table:table-cell>
          <table:table-cell office:value-type="float" office:value="0.739188" calcext:value-type="float">
            <text:p>0.739188</text:p>
          </table:table-cell>
          <table:table-cell table:style-name="Default"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style-name="ce13" office:value-type="string" calcext:value-type="string">
            <text:p>Sigmoid</text:p>
          </table:table-cell>
          <table:table-cell table:style-name="ce9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style-name="Default" office:value-type="string" calcext:value-type="string">
            <text:p>18-02-26-11-38-56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table:style-name="ce7" table:formula="of:=AVERAGE([.C24:.E24])" office:value-type="float" office:value="0.792468" calcext:value-type="float">
            <text:p>0.792468</text:p>
          </table:table-cell>
          <table:table-cell office:value-type="float" office:value="0.792468" calcext:value-type="float">
            <text:p>0.792468</text:p>
          </table:table-cell>
          <table:table-cell table:style-name="Default"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style-name="Default" office:value-type="string" calcext:value-type="string">
            <text:p>18-02-26-12-03-46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table:style-name="ce8" table:formula="of:=AVERAGE([.C25:.E25])" office:value-type="float" office:value="0.787535" calcext:value-type="float">
            <text:p>0.787535</text:p>
          </table:table-cell>
          <table:table-cell office:value-type="float" office:value="0.787535" calcext:value-type="float">
            <text:p>0.787535</text:p>
          </table:table-cell>
          <table:table-cell table:style-name="Default"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Sigmoid</text:p>
          </table:table-cell>
          <table:table-cell table:style-name="ce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style-name="Default" office:value-type="string" calcext:value-type="string">
            <text:p>18-02-26-12-04-26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table:style-name="ce5" table:formula="of:=AVERAGE([.C26:.E26])" office:value-type="string" office:string-value="" calcext:value-type="error">
            <text:p>#DIV/0!</text:p>
          </table:table-cell>
          <table:table-cell table:style-name="Default" table:number-columns-repeated="3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style-name="Default" office:value-type="string" calcext:value-type="string">
            <text:p>18-02-26-12-24-20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table:formula="of:=AVERAGE([.C27:.E27])" office:value-type="string" office:string-value="" calcext:value-type="error">
            <text:p>#DIV/0!</text:p>
          </table:table-cell>
          <table:table-cell table:style-name="Default" table:number-columns-repeated="3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Sigmoid</text:p>
          </table:table-cell>
          <table:table-cell table:style-name="ce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style-name="Default" office:value-type="string" calcext:value-type="string">
            <text:p>18-02-26-12-23-35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Lexical_opt_results.A1:Lexical_opt_results.S19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1:56:35.7914422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13:25:52.324467754</dc:date>
    <meta:editing-duration>PT15H56M</meta:editing-duration>
    <meta:editing-cycles>155</meta:editing-cycles>
    <meta:generator>LibreOffice/5.1.6.2$Linux_X86_64 LibreOffice_project/10m0$Build-2</meta:generator>
    <meta:document-statistic meta:table-count="1" meta:cell-count="390" meta:object-count="0"/>
  </office:meta>
</office:document-meta>
</file>